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601cm" table:align="left"/>
    </style:style>
    <style:style style:name="Table1.A" style:family="table-column">
      <style:table-column-properties style:column-width="3.986cm"/>
    </style:style>
    <style:style style:name="Table1.B" style:family="table-column">
      <style:table-column-properties style:column-width="2.409cm"/>
    </style:style>
    <style:style style:name="Table1.C" style:family="table-column">
      <style:table-column-properties style:column-width="2.411cm"/>
    </style:style>
    <style:style style:name="Table1.D" style:family="table-column">
      <style:table-column-properties style:column-width="4.794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385cm"/>
    </style:style>
    <style:style style:name="Table3.B" style:family="table-column">
      <style:table-column-properties style:column-width="4.466cm"/>
    </style:style>
    <style:style style:name="Table3.C" style:family="table-column">
      <style:table-column-properties style:column-width="8.149cm"/>
    </style:style>
    <style:style style:name="Table3.A1" style:family="table-cell">
      <style:table-cell-properties style:vertical-align="middle" fo:padding="0.049cm" fo:border="none"/>
    </style:style>
    <style:style style:name="Table2" style:family="table">
      <style:table-properties style:width="14.504cm" table:align="left"/>
    </style:style>
    <style:style style:name="Table2.A" style:family="table-column">
      <style:table-column-properties style:column-width="4.713cm"/>
    </style:style>
    <style:style style:name="Table2.B" style:family="table-column">
      <style:table-column-properties style:column-width="2.923cm"/>
    </style:style>
    <style:style style:name="Table2.C" style:family="table-column">
      <style:table-column-properties style:column-width="6.86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b802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b802f" officeooo:paragraph-rsid="001b802f" style:font-size-asian="15pt" style:font-weight-asian="bold" style:font-size-complex="15pt" style:font-weight-complex="bold"/>
    </style:style>
    <style:style style:name="P5" style:family="paragraph" style:parent-style-name="Text_20_body" style:list-style-name="L1">
      <style:text-properties officeooo:paragraph-rsid="002066d1"/>
    </style:style>
    <style:style style:name="P6" style:family="paragraph" style:parent-style-name="Text_20_body" style:list-style-name="L2">
      <style:text-properties officeooo:paragraph-rsid="002066d1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T1" style:family="text">
      <style:text-properties fo:font-size="16pt" fo:font-weight="bold" officeooo:rsid="001b802f" style:font-size-asian="16pt" style:font-weight-asian="bold" style:font-size-complex="16pt" style:font-weight-complex="bold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a933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icing of Models based on Input 1000 tokens and Output 1000 tokens:</text:span></text:p>
      <text:p text:style-name="Standard"/>
      <text:p text:style-name="Standard"/>
      <text:p text:style-name="Standard">############################### <text:s/>Gemini 1.5 Pro </text:p>
      <text:p text:style-name="Standard"/>
      <text:p text:style-name="Standard">Input = 1000 tokens = $0.00002734 (rounded)</text:p>
      <text:p text:style-name="Standard">Output = 1,000 tokens = $0.00008203</text:p>
      <text:p text:style-name="Standard"/>
      <text:p text:style-name="Standard"/>
      <text:p text:style-name="Standard">############################### <text:s/>Gemini 1.5 Flash <text:s/></text:p>
      <text:p text:style-name="Standard"/>
      <text:p text:style-name="Standard">Text Input: $0.00001875 per 1000 tokens/characters</text:p>
      <text:p text:style-name="Standard">Text Output: $0.000075 per 1000 tokens/characters</text:p>
      <text:p text:style-name="Standard"/>
      <text:p text:style-name="Standard">############################### Claude 3.7 Sonnet (Anthropic) </text:p>
      <text:p text:style-name="Standard"/>
      <text:p text:style-name="Standard"/>
      <text:p text:style-name="Standard">Input = 1,000 tokens = $0.003 </text:p>
      <text:p text:style-name="Standard">Output = 1,000 output tokens = $0.015</text:p>
      <text:p text:style-name="Standard"/>
      <text:p text:style-name="Standard">############################### Claude Haiku 3.5</text:p>
      <text:p text:style-name="Standard"/>
      <text:p text:style-name="Standard">Input = 1,000 tokens = $0.0008</text:p>
      <text:p text:style-name="Standard">output = 1000 tokens = $0.004</text:p>
      <text:p text:style-name="Standard"/>
      <text:p text:style-name="Standard"/>
      <text:p text:style-name="Standard">############################## GPT-4 Turbo (2024-03) (OpenAI) </text:p>
      <text:p text:style-name="Standard"/>
      <text:p text:style-name="Standard"/>
      <text:p text:style-name="Standard">Input = <text:s/>1000 tokens = $0.01<text:tab/></text:p>
      <text:p text:style-name="Standard">Output = 1000 tokens = $0.03</text:p>
      <text:p text:style-name="Standard"/>
      <text:p text:style-name="Standard">############################## LLaMA 3 70B / 8B (Meta) </text:p>
      <text:p text:style-name="Standard"/>
      <text:p text:style-name="Standard"/>
      <text:p text:style-name="Standard">Input = 1K tokens = $0.00073 (0.073¢)</text:p>
      <text:p text:style-name="Standard">Output = 1K tokens = <text:tab/>$0.00084 </text:p>
      <text:p text:style-name="Standard"/>
      <text:p text:style-name="Standard">############################# Mistral 7B </text:p>
      <text:p text:style-name="Standard"/>
      <text:p text:style-name="Standard"/>
      <text:p text:style-name="Standard">Input = 1K = <text:tab/>$0.00025 </text:p>
      <text:p text:style-name="Standard">Output = 1K = <text:tab/>$0.00025</text:p>
      <text:p text:style-name="Standard"/>
      <text:p text:style-name="Standard">############################## gpt-4 </text:p>
      <text:p text:style-name="Standard"/>
      <text:p text:style-name="Standard">Input 1k tokens = $0.03</text:p>
      <text:p text:style-name="Standard">Output 1k tokens = $0.06</text:p>
      <text:p text:style-name="Standard"/>
      <text:p text:style-name="Standard"/>
      <text:p text:style-name="Standard"/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302632939360"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Input (1K)</text:p>
            </table:table-cell>
            <table:table-cell table:style-name="Table1.A1" office:value-type="string">
              <text:p text:style-name="Table_20_Heading">Output (1K)</text:p>
            </table:table-cell>
            <table:table-cell table:style-name="Table1.A1" office:value-type="string">
              <text:p text:style-name="Table_20_Heading">Total (1K In + Out)</text:p>
            </table:table-cell>
          </table:table-row>
        </table:table-header-rows>
        <table:table-row table:style-name="TableLine94302632939360">
          <table:table-cell table:style-name="Table1.A1" office:value-type="string">
            <text:p text:style-name="Table_20_Contents"><text:span text:style-name="Strong_20_Emphasis">Gemini 1.5 Flash</text:span></text:p>
          </table:table-cell>
          <table:table-cell table:style-name="Table1.A1" office:value-type="string">
            <text:p text:style-name="Table_20_Contents">$0.00001875</text:p>
          </table:table-cell>
          <table:table-cell table:style-name="Table1.A1" office:value-type="string">
            <text:p text:style-name="Table_20_Contents">$0.000075</text:p>
          </table:table-cell>
          <table:table-cell table:style-name="Table1.A1" office:value-type="string">
            <text:p text:style-name="Table_20_Contents"><text:span text:style-name="Strong_20_Emphasis">$0.00009375</text:span> <text:s/><text:span text:style-name="Emphasis"><text:span text:style-name="T5">Cheapest</text:span></text:span></text:p>
          </table:table-cell>
        </table:table-row>
        <table:table-row table:style-name="TableLine94302632939360">
          <table:table-cell table:style-name="Table1.A1" office:value-type="string">
            <text:p text:style-name="Table_20_Contents"><text:span text:style-name="Strong_20_Emphasis">Gemini 1.5 Pro</text:span></text:p>
          </table:table-cell>
          <table:table-cell table:style-name="Table1.A1" office:value-type="string">
            <text:p text:style-name="Table_20_Contents">$0.00002734</text:p>
          </table:table-cell>
          <table:table-cell table:style-name="Table1.A1" office:value-type="string">
            <text:p text:style-name="Table_20_Contents">$0.00008203</text:p>
          </table:table-cell>
          <table:table-cell table:style-name="Table1.A1" office:value-type="string">
            <text:p text:style-name="Table_20_Contents">$0.00010937</text:p>
          </table:table-cell>
        </table:table-row>
        <table:table-row table:style-name="TableLine94302632939360">
          <table:table-cell table:style-name="Table1.A1" office:value-type="string">
            <text:p text:style-name="Table_20_Contents"><text:span text:style-name="Strong_20_Emphasis">Mistral 7B</text:span></text:p>
          </table:table-cell>
          <table:table-cell table:style-name="Table1.A1" office:value-type="string">
            <text:p text:style-name="Table_20_Contents">$0.00025</text:p>
          </table:table-cell>
          <table:table-cell table:style-name="Table1.A1" office:value-type="string">
            <text:p text:style-name="Table_20_Contents">$0.00025</text:p>
          </table:table-cell>
          <table:table-cell table:style-name="Table1.A1" office:value-type="string">
            <text:p text:style-name="Table_20_Contents">$0.0005</text:p>
          </table:table-cell>
        </table:table-row>
        <table:table-row table:style-name="TableLine94302632939360">
          <table:table-cell table:style-name="Table1.A1" office:value-type="string">
            <text:p text:style-name="Table_20_Contents"><text:span text:style-name="Strong_20_Emphasis">Claude Haiku 3.5</text:span></text:p>
          </table:table-cell>
          <table:table-cell table:style-name="Table1.A1" office:value-type="string">
            <text:p text:style-name="Table_20_Contents">$0.0008</text:p>
          </table:table-cell>
          <table:table-cell table:style-name="Table1.A1" office:value-type="string">
            <text:p text:style-name="Table_20_Contents">$0.004</text:p>
          </table:table-cell>
          <table:table-cell table:style-name="Table1.A1" office:value-type="string">
            <text:p text:style-name="Table_20_Contents">$0.0048</text:p>
          </table:table-cell>
        </table:table-row>
        <table:table-row table:style-name="TableLine94302632939360">
          <table:table-cell table:style-name="Table1.A1" office:value-type="string">
            <text:p text:style-name="Table_20_Contents"><text:span text:style-name="Strong_20_Emphasis">LLaMA 3 (Meta)</text:span></text:p>
          </table:table-cell>
          <table:table-cell table:style-name="Table1.A1" office:value-type="string">
            <text:p text:style-name="Table_20_Contents">$0.00073</text:p>
          </table:table-cell>
          <table:table-cell table:style-name="Table1.A1" office:value-type="string">
            <text:p text:style-name="Table_20_Contents">$0.00084</text:p>
          </table:table-cell>
          <table:table-cell table:style-name="Table1.A1" office:value-type="string">
            <text:p text:style-name="Table_20_Contents">$0.00157</text:p>
          </table:table-cell>
        </table:table-row>
        <table:table-row table:style-name="TableLine94302632939360">
          <table:table-cell table:style-name="Table1.A1" office:value-type="string">
            <text:p text:style-name="Table_20_Contents"><text:span text:style-name="Strong_20_Emphasis">Claude 3.7 Sonnet</text:span></text:p>
          </table:table-cell>
          <table:table-cell table:style-name="Table1.A1" office:value-type="string">
            <text:p text:style-name="Table_20_Contents">$0.003</text:p>
          </table:table-cell>
          <table:table-cell table:style-name="Table1.A1" office:value-type="string">
            <text:p text:style-name="Table_20_Contents">$0.015</text:p>
          </table:table-cell>
          <table:table-cell table:style-name="Table1.A1" office:value-type="string">
            <text:p text:style-name="Table_20_Contents">$0.018</text:p>
          </table:table-cell>
        </table:table-row>
        <table:table-row table:style-name="TableLine94302632939360">
          <table:table-cell table:style-name="Table1.A1" office:value-type="string">
            <text:p text:style-name="Table_20_Contents"><text:span text:style-name="Strong_20_Emphasis">GPT-4 Turbo (128K)</text:span></text:p>
          </table:table-cell>
          <table:table-cell table:style-name="Table1.A1" office:value-type="string">
            <text:p text:style-name="Table_20_Contents">$0.01</text:p>
          </table:table-cell>
          <table:table-cell table:style-name="Table1.A1" office:value-type="string">
            <text:p text:style-name="Table_20_Contents">$0.03</text:p>
          </table:table-cell>
          <table:table-cell table:style-name="Table1.A1" office:value-type="string">
            <text:p text:style-name="Table_20_Contents">$0.04</text:p>
          </table:table-cell>
        </table:table-row>
        <table:table-row table:style-name="TableLine94302632939360">
          <table:table-cell table:style-name="Table1.A1" office:value-type="string">
            <text:p text:style-name="Table_20_Contents"><text:span text:style-name="Strong_20_Emphasis">GPT-4 (Standard)</text:span></text:p>
          </table:table-cell>
          <table:table-cell table:style-name="Table1.A1" office:value-type="string">
            <text:p text:style-name="Table_20_Contents">$0.03</text:p>
          </table:table-cell>
          <table:table-cell table:style-name="Table1.A1" office:value-type="string">
            <text:p text:style-name="Table_20_Contents">$0.06</text:p>
          </table:table-cell>
          <table:table-cell table:style-name="Table1.A1" office:value-type="string">
            <text:p text:style-name="Table_20_Contents">$0.09 <text:s/><text:span text:style-name="Emphasis"><text:span text:style-name="T3">Most expensive</text:span></text:span></text:p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Self-Host on AWS (EC2 or SageMaker)</text:span></text:h>
      <text:p text:style-name="Text_20_body">Ideal for <text:span text:style-name="Strong_20_Emphasis">open-source models</text:span> like LLaMA and Mistral. You <text:span text:style-name="Strong_20_Emphasis">install the model yourself</text:span> (using Hugging Face or vLLM)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302644691744">
            <table:table-cell table:style-name="Table2.A1" office:value-type="string">
              <text:p text:style-name="Table_20_Heading">Model</text:p>
            </table:table-cell>
            <table:table-cell table:style-name="Table2.A1" office:value-type="string">
              <text:p text:style-name="Table_20_Heading">Can Self-Host?</text:p>
            </table:table-cell>
            <table:table-cell table:style-name="Table2.A1" office:value-type="string">
              <text:p text:style-name="Table_20_Heading">Why It's Efficient</text:p>
            </table:table-cell>
          </table:table-row>
        </table:table-header-rows>
        <table:table-row table:style-name="TableLine94302644691744">
          <table:table-cell table:style-name="Table2.A1" office:value-type="string">
            <text:p text:style-name="Table_20_Contents"><text:span text:style-name="Strong_20_Emphasis">Mistral 7B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Very lightweight &amp; fast; &lt;8GB VRAM</text:p>
          </table:table-cell>
        </table:table-row>
        <table:table-row table:style-name="TableLine94302644691744">
          <table:table-cell table:style-name="Table2.A1" office:value-type="string">
            <text:p text:style-name="Table_20_Contents"><text:span text:style-name="Strong_20_Emphasis">LLaMA 3 (8B/70B)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Great performance, needs more RAM</text:p>
          </table:table-cell>
        </table:table-row>
        <table:table-row table:style-name="TableLine94302644691744">
          <table:table-cell table:style-name="Table2.A1" office:value-type="string">
            <text:p text:style-name="Table_20_Contents"><text:span text:style-name="Strong_20_Emphasis">Claude / GPT-4 / Gemini</text:span></text:p>
          </table:table-cell>
          <table:table-cell table:style-name="Table2.A1" office:value-type="string">
            <text:p text:style-name="Table_20_Contents">❌ No (closed)</text:p>
          </table:table-cell>
          <table:table-cell table:style-name="Table2.A1" office:value-type="string">
            <text:p text:style-name="Table_20_Contents">Must use API or Bedrock</text:p>
          </table:table-cell>
        </table:table-row>
      </table:table>
      <text:p text:style-name="Standard"/>
      <text:p text:style-name="Standard"/>
      <text:p text:style-name="Standard"/>
      <text:p text:style-name="P2"><text:s/>Most Cost-Efficient Models on AWS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302646103664">
            <table:table-cell table:style-name="Table3.A1" office:value-type="string">
              <text:p text:style-name="Table_20_Heading">Category</text:p>
            </table:table-cell>
            <table:table-cell table:style-name="Table3.A1" office:value-type="string">
              <text:p text:style-name="Table_20_Heading">Winner</text:p>
            </table:table-cell>
            <table:table-cell table:style-name="Table3.A1" office:value-type="string">
              <text:p text:style-name="Table_20_Heading">Why</text:p>
            </table:table-cell>
          </table:table-row>
        </table:table-header-rows>
        <table:table-row table:style-name="TableLine94302646103664">
          <table:table-cell table:style-name="Table3.A1" office:value-type="string">
            <text:p text:style-name="Table_20_Contents"><text:span text:style-name="Strong_20_Emphasis">Open-Source</text:span></text:p>
          </table:table-cell>
          <table:table-cell table:style-name="Table3.A1" office:value-type="string">
            <text:p text:style-name="Table_20_Contents"><text:span text:style-name="Strong_20_Emphasis">Mistral 7B</text:span></text:p>
          </table:table-cell>
          <table:table-cell table:style-name="Table3.A1" office:value-type="string">
            <text:p text:style-name="Table_20_Contents">Small, fast, cheap to self-host</text:p>
          </table:table-cell>
        </table:table-row>
        <table:table-row table:style-name="TableLine94302646103664">
          <table:table-cell table:style-name="Table3.A1" office:value-type="string">
            <text:p text:style-name="Table_20_Contents"><text:span text:style-name="Strong_20_Emphasis">Cloud API</text:span></text:p>
          </table:table-cell>
          <table:table-cell table:style-name="Table3.A1" office:value-type="string">
            <text:p text:style-name="Table_20_Contents"><text:span text:style-name="Strong_20_Emphasis">Claude Haiku (via Bedrock)</text:span></text:p>
          </table:table-cell>
          <table:table-cell table:style-name="Table3.A1" office:value-type="string">
            <text:p text:style-name="Table_20_Contents">Cheapest token cost among APIs</text:p>
          </table:table-cell>
        </table:table-row>
        <table:table-row table:style-name="TableLine94302646103664">
          <table:table-cell table:style-name="Table3.A1" office:value-type="string">
            <text:p text:style-name="Table_20_Contents"><text:span text:style-name="Strong_20_Emphasis">Best Quality/Cost Balance</text:span></text:p>
          </table:table-cell>
          <table:table-cell table:style-name="Table3.A1" office:value-type="string">
            <text:p text:style-name="Table_20_Contents"><text:span text:style-name="Strong_20_Emphasis">Claude Sonnet</text:span> (Bedrock)</text:p>
          </table:table-cell>
          <table:table-cell table:style-name="Table3.A1" office:value-type="string">
            <text:p text:style-name="Table_20_Contents">Better quality than Haiku, still cheaper than GPT-4 Turbo</text:p>
          </table:table-cell>
        </table:table-row>
      </table:table>
      <text:p text:style-name="Standard"/>
      <text:p text:style-name="Standard"/>
      <text:p text:style-name="P4">Deploymeny advice:</text:p>
      <text:list xml:id="list2447544521" text:style-name="L1">
        <text:list-item>
          <text:p text:style-name="P5">For <text:span text:style-name="Strong_20_Emphasis">cost savings + control</text:span> → Host <text:span text:style-name="Strong_20_Emphasis">Mistral 7B</text:span> or <text:span text:style-name="Strong_20_Emphasis">LLaMA 3</text:span> using EC2 + Hugging Face or vLLM.</text:p>
        </text:list-item>
      </text:list>
      <text:list xml:id="list984067079" text:style-name="L2">
        <text:list-item>
          <text:p text:style-name="P6">For <text:span text:style-name="Strong_20_Emphasis">easy integration with AWS apps</text:span> → Use <text:span text:style-name="Strong_20_Emphasis">Claude Haiku or Sonnet</text:span> from <text:span text:style-name="Strong_20_Emphasis">Amazon Bedrock</text:span>.</text:p>
        </text:list-item>
      </text:list>
      <text:list xml:id="list4092338864" text:style-name="L3">
        <text:list-item>
          <text:p text:style-name="P7">Avoid <text:span text:style-name="Strong_20_Emphasis">GPT-4 (standard)</text:span> unless accuracy &gt; cost.</text:p>
        </text:list-item>
      </text:list>
      <text:p text:style-name="Standard"/>
      <text:p text:style-name="Standard"/>
      <text:p text:style-name="Standard"/>
      <text:p text:style-name="Standard"/>
      <text:h text:style-name="Heading_20_3" text:outline-level="3"><text:soft-page-break/>Mistral 7B</text:h>
      <text:list xml:id="list3563244893" text:style-name="L4">
        <text:list-item>
          <text:p text:style-name="P8">Model size: ~13GB (fp16)</text:p>
        </text:list-item>
        <text:list-item>
          <text:p text:style-name="P8">Can run on: 1 GPU (&gt;= 16GB VRAM)</text:p>
        </text:list-item>
      </text:list>
      <text:p text:style-name="P3">LLaMA 3</text:p>
      <text:p text:style-name="P3"/>
      <text:list xml:id="list1093020281" text:style-name="L5">
        <text:list-item>
          <text:p text:style-name="P9">8B: ~16GB VRAM</text:p>
        </text:list-item>
      </text:list>
      <text:list xml:id="list1356763379" text:style-name="L6">
        <text:list-item>
          <text:p text:style-name="P10">70B: needs multiple GPUs (not ideal for cost-saving)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0T11:40:22.363581117</meta:creation-date>
    <dc:date>2025-07-10T16:06:05.475034084</dc:date>
    <meta:editing-duration>PT38M31S</meta:editing-duration>
    <meta:editing-cycles>3</meta:editing-cycles>
    <meta:generator>LibreOffice/6.4.7.2$Linux_X86_64 LibreOffice_project/40$Build-2</meta:generator>
    <meta:document-statistic meta:table-count="3" meta:image-count="0" meta:object-count="0" meta:page-count="3" meta:paragraph-count="98" meta:word-count="382" meta:character-count="2368" meta:non-whitespace-character-count="2070"/>
  </office:meta>
</office:document-meta>
</file>